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375" officeooo:paragraph-rsid="0001a375"/>
    </style:style>
    <style:style style:name="P2" style:family="paragraph" style:parent-style-name="Standard">
      <style:text-properties officeooo:rsid="0001ff07" officeooo:paragraph-rsid="0001ff07"/>
    </style:style>
    <style:style style:name="P3" style:family="paragraph" style:parent-style-name="Standard">
      <style:text-properties officeooo:rsid="0001ff07" officeooo:paragraph-rsid="00037e72"/>
    </style:style>
    <style:style style:name="P4" style:family="paragraph" style:parent-style-name="Standard">
      <style:text-properties officeooo:rsid="0003d0a6" officeooo:paragraph-rsid="0003d0a6"/>
    </style:style>
    <style:style style:name="P5" style:family="paragraph" style:parent-style-name="Standard">
      <style:text-properties officeooo:rsid="0003d0a6" officeooo:paragraph-rsid="0003d0a6"/>
    </style:style>
    <style:style style:name="P6" style:family="paragraph" style:parent-style-name="Standard">
      <style:text-properties officeooo:rsid="00073fc5" officeooo:paragraph-rsid="00073fc5"/>
    </style:style>
    <style:style style:name="P7" style:family="paragraph" style:parent-style-name="Standard">
      <style:text-properties officeooo:rsid="00079afb" officeooo:paragraph-rsid="00079afb"/>
    </style:style>
    <style:style style:name="P8" style:family="paragraph">
      <loext:graphic-properties draw:fill="none" draw:fill-color="#fffbcc"/>
    </style:style>
    <style:style style:name="P9" style:family="paragraph">
      <loext:graphic-properties draw:fill="none"/>
    </style:style>
    <style:style style:name="T1" style:family="text">
      <style:text-properties officeooo:rsid="0001a375"/>
    </style:style>
    <style:style style:name="T2" style:family="text">
      <style:text-properties officeooo:rsid="0001ff07"/>
    </style:style>
    <style:style style:name="T3" style:family="text">
      <style:text-properties officeooo:rsid="00037e72"/>
    </style:style>
    <style:style style:name="T4" style:family="text">
      <style:text-properties fo:font-weight="bold" officeooo:rsid="00037e72" style:font-weight-asian="bold" style:font-weight-complex="bold"/>
    </style:style>
    <style:style style:name="T5" style:family="text">
      <style:text-properties officeooo:rsid="00073fc5"/>
    </style:style>
    <style:style style:name="T6" style:family="text">
      <style:text-properties officeooo:rsid="00090d41"/>
    </style:style>
    <style:style style:name="gr1" style:family="graphic">
      <style:graphic-properties svg:stroke-width="0.101cm" svg:stroke-color="#111111" draw:marker-start-width="0.503cm" draw:marker-end-width="0.503cm" draw:fill="none" draw:fill-color="#fffbcc" draw:textarea-horizontal-align="justify" draw:textarea-vertical-align="middle" draw:auto-grow-height="false" fo:min-height="4.452cm" fo:min-width="17.8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111111" draw:marker-start-width="0.503cm" draw:marker-end-width="0.503cm" draw:fill="none" draw:textarea-horizontal-align="justify" draw:textarea-vertical-align="middle" draw:auto-grow-height="false" fo:min-height="3.473cm" fo:min-width="17.8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111111" draw:fill="none" draw:textarea-horizontal-align="justify" draw:textarea-vertical-align="middle" draw:auto-grow-height="false" fo:min-height="3.572cm" fo:min-width="4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111111" draw:fill="none" draw:textarea-horizontal-align="justify" draw:textarea-vertical-align="middle" draw:auto-grow-height="false" fo:min-height="3.572cm" fo:min-width="5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111111" draw:fill="none" draw:textarea-horizontal-align="justify" draw:textarea-vertical-align="middle" draw:auto-grow-height="false" fo:min-height="3.572cm" fo:min-width="4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111111" draw:marker-start-width="0.503cm" draw:marker-end-width="0.503cm" draw:fill="none" draw:textarea-horizontal-align="justify" draw:textarea-vertical-align="middle" draw:auto-grow-height="false" fo:min-height="3.447cm" fo:min-width="3.8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111111" draw:marker-start-width="0.503cm" draw:marker-end-width="0.503cm" draw:fill="none" draw:textarea-horizontal-align="justify" draw:textarea-vertical-align="middle" draw:auto-grow-height="false" fo:min-height="0.748cm" fo:min-width="17.8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PREPROCESSING STEPS:</text:span></text:p>
      <text:p text:style-name="Standard"/>
      <text:p text:style-name="P1">1. The feature information was read from the features.csv file and stored into a pandas dataframe.</text:p>
      <text:p text:style-name="P2">2. The target classes (attack or not and attack label) were separated and stored in one list while the remaining classes were stored in another list.</text:p>
      <text:p text:style-name="P1"><text:span text:style-name="T2">3</text:span>. Next, the column indices for each feature type were found out <text:span text:style-name="T2">and stored in separate lists.</text:span></text:p>
      <text:p text:style-name="P2">4. The dataset was read from the 4 csv files and stored in a concatenated dataframe containing all the 4 files.</text:p>
      <text:p text:style-name="P2">5. NaNs were replaced using inbuilt functions from the pandas library.</text:p>
      <text:p text:style-name="P2">6. Nominal columns were stripped and converted to lowercase.</text:p>
      <text:p text:style-name="P2">7. The ‘Backdoor’ attack type had been enetered as ‘backdoor’ in some instances and ‘backdoors’ in others. Thus, all the entries were changed to ‘backdoor’.</text:p>
      <text:p text:style-name="P2">8. The integer, binary and float values in the dataset were converted to float32 type.</text:p>
      <text:p text:style-name="P2">9. Nominal data was vectorized using DictVectorizer from <text:tab/>the sklearn.feature_vectorizer library.</text:p>
      <text:p text:style-name="P2">10. Rows which still contained NaNs were removed and the final classes were normalized.</text:p>
      <text:p text:style-name="P2">11. <text:span text:style-name="T3">Finally, the target class was vectorized and all the resukts were saved to an hdf5 file for faster processing.</text:span></text:p>
      <text:p text:style-name="P2"><draw:custom-shape text:anchor-type="paragraph" draw:z-index="0" draw:name="Shape1" draw:style-name="gr1" draw:text-style-name="P8" svg:width="17.966cm" svg:height="4.552cm" svg:x="-0.166cm" svg:y="0.388cm"><text:p/><draw:enhanced-geometry svg:viewBox="0 0 21600 21600" draw:type="rectangle" draw:enhanced-path="M 0 0 L 21600 0 21600 21600 0 21600 0 0 Z N"/></draw:custom-shape></text:p>
      <text:p text:style-name="P2"><text:tab/><text:tab/><text:tab/><text:span text:style-name="T4">NEURAL NETWORK ARCHITECTURE DETAILS:</text:span></text:p>
      <text:p text:style-name="P2"><draw:custom-shape text:anchor-type="paragraph" draw:z-index="1" draw:name="Shape2" draw:style-name="gr2" draw:text-style-name="P9" svg:width="17.966cm" svg:height="3.573cm" svg:x="-0.166cm" svg:y="0.393cm"><text:p/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9" svg:width="4.075cm" svg:height="3.573cm" svg:x="-0.166cm" svg:y="0.393cm"><text:p/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9" svg:width="5.398cm" svg:height="3.573cm" svg:x="3.909cm" svg:y="0.393cm"><text:p/><draw:enhanced-geometry svg:viewBox="0 0 21600 21600" draw:type="rectangle" draw:enhanced-path="M 0 0 L 21600 0 21600 21600 0 21600 0 0 Z N"/></draw:custom-shape><draw:custom-shape text:anchor-type="paragraph" draw:z-index="4" draw:name="Shape5" draw:style-name="gr5" draw:text-style-name="P9" svg:width="4.578cm" svg:height="3.573cm" svg:x="9.306cm" svg:y="0.393cm"><text:p/><draw:enhanced-geometry svg:viewBox="0 0 21600 21600" draw:type="rectangle" draw:enhanced-path="M 0 0 L 21600 0 21600 21600 0 21600 0 0 Z N"/></draw:custom-shape><draw:custom-shape text:anchor-type="paragraph" draw:z-index="5" draw:name="Shape6" draw:style-name="gr6" draw:text-style-name="P9" svg:width="3.917cm" svg:height="3.546cm" svg:x="13.884cm" svg:y="0.393cm"><text:p/><draw:enhanced-geometry svg:viewBox="0 0 21600 21600" draw:type="rectangle" draw:enhanced-path="M 0 0 L 21600 0 21600 21600 0 21600 0 0 Z N"/></draw:custom-shape><draw:custom-shape text:anchor-type="paragraph" draw:z-index="6" draw:name="Shape7" draw:style-name="gr7" draw:text-style-name="P9" svg:width="17.966cm" svg:height="0.847cm" svg:x="-0.166cm" svg:y="0.393cm"><text:p/><draw:enhanced-geometry svg:viewBox="0 0 21600 21600" draw:type="rectangle" draw:enhanced-path="M 0 0 L 21600 0 21600 21600 0 21600 0 0 Z N"/></draw:custom-shape></text:p>
      <text:p text:style-name="P2">Layer <text:tab/><text:tab/><text:tab/><text:tab/><text:tab/>Dimensio<text:span text:style-name="T3">ns<text:tab/><text:tab/></text:span>Activation<text:tab/><text:tab/><text:tab/> Dropout</text:p>
      <text:p text:style-name="P3"/>
      <text:p text:style-name="P3">Input<text:tab/><text:tab/><text:tab/><text:tab/><text:tab/> <text:s/>25<text:tab/><text:tab/><text:tab/> <text:s text:c="4"/>- <text:s text:c="45"/>-</text:p>
      <text:p text:style-name="P3">Dense <text:tab/><text:tab/><text:tab/><text:tab/><text:tab/> 1250 (50*25)<text:tab/><text:tab/>Sigmoid<text:tab/><text:tab/> <text:s text:c="14"/><text:span text:style-name="T3">0.75</text:span></text:p>
      <text:p text:style-name="P3">Dense<text:tab/><text:tab/><text:tab/><text:tab/><text:tab/> 500 (20*25)<text:tab/><text:tab/>Sigmoid<text:tab/><text:tab/><text:tab/> <text:s text:c="2"/><text:span text:style-name="T3">0.50</text:span></text:p>
      <text:p text:style-name="P2">Dense<text:tab/><text:tab/><text:tab/><text:tab/><text:tab/> <text:span text:style-name="T3">25<text:tab/><text:tab/><text:tab/>Sigmoid<text:tab/><text:tab/><text:tab/> <text:s text:c="2"/>0.10</text:span></text:p>
      <text:p text:style-name="P2">Output<text:tab/><text:tab/><text:tab/><text:tab/><text:tab/> <text:span text:style-name="T3">10<text:tab/><text:tab/><text:tab/>Softmax<text:tab/><text:tab/> <text:s text:c="16"/>-</text:span></text:p>
      <text:p text:style-name="P2"/>
      <text:p text:style-name="P2"/>
      <text:p text:style-name="P2"/>
      <text:p text:style-name="P2"/>
      <text:p text:style-name="P2"/>
      <text:p text:style-name="P4">Number of attack types in training and testing sets-</text:p>
      <text:p text:style-name="P4"/>
      <text:p text:style-name="P4">The total number of data points are <text:s/>257673</text:p>
      <text:p text:style-name="P4"><text:span text:style-name="T5">T</text:span>he number of attacks of type Exploits: 44525</text:p>
      <text:p text:style-name="P6">Training:</text:p>
      <text:p text:style-name="P6">Testing:<text:span text:style-name="T6">15910</text:span></text:p>
      <text:p text:style-name="P4"><text:span text:style-name="T5">T</text:span>he number of attacks of type Reconnaissance: 13987</text:p>
      <text:p text:style-name="P6">Training:</text:p>
      <text:p text:style-name="P6">Testing:<text:span text:style-name="T6">3557</text:span></text:p>
      <text:p text:style-name="P4"><text:span text:style-name="T5">T</text:span>he number of attacks of type DoS: 16353</text:p>
      <text:p text:style-name="P6">Training:</text:p>
      <text:p text:style-name="P6">Testing:</text:p>
      <text:p text:style-name="P4"><text:span text:style-name="T5">T</text:span>he number of attacks of type Generic: 58871</text:p>
      <text:p text:style-name="P6">Training:</text:p>
      <text:p text:style-name="P6">Testing:</text:p>
      <text:p text:style-name="P4"><text:span text:style-name="T5">T</text:span>he number of attacks of type Shellcode: 1511</text:p>
      <text:p text:style-name="P6">Training:</text:p>
      <text:p text:style-name="P6">Testing:</text:p>
      <text:p text:style-name="P4"><text:span text:style-name="T5">T</text:span>he number of attacks of type Worms: 174</text:p>
      <text:p text:style-name="P6">Training:</text:p>
      <text:p text:style-name="P6"><text:soft-page-break/>Testing:</text:p>
      <text:p text:style-name="P4"><text:span text:style-name="T5">T</text:span>he number of attacks of type Backdoors: 2329</text:p>
      <text:p text:style-name="P6">Training:</text:p>
      <text:p text:style-name="P6">Testing:</text:p>
      <text:p text:style-name="P4"><text:span text:style-name="T5">The </text:span>number of attacks of type Analysis: 2677<text:tab/></text:p>
      <text:p text:style-name="P6">Training:</text:p>
      <text:p text:style-name="P6">Testing:</text:p>
      <text:p text:style-name="P4"><text:span text:style-name="T5">T</text:span>he number of attacks of type Fuzzers: 24246</text:p>
      <text:p text:style-name="P6">Training:</text:p>
      <text:p text:style-name="P6">Testing:</text:p>
      <text:p text:style-name="P4"><text:span text:style-name="T5">T</text:span>he number of data points of type Normal:</text:p>
      <text:p text:style-name="P4">93000</text:p>
      <text:p text:style-name="P7">Training:</text:p>
      <text:p text:style-name="P7">Test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7:40:48.443657669</meta:creation-date>
    <dc:date>2019-03-02T17:46:05.546892591</dc:date>
    <meta:editing-duration>PT2H26M4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335" meta:character-count="2189" meta:non-whitespace-character-count="1759"/>
  </office:meta>
</office:document-meta>
</file>